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ac838" officeooo:paragraph-rsid="000ac83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c23ed" officeooo:paragraph-rsid="001c23e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76f9" officeooo:paragraph-rsid="001e76f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01387" officeooo:paragraph-rsid="001e76f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7139e" officeooo:paragraph-rsid="0027139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cf49e" officeooo:paragraph-rsid="002cf49e"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f3afc" officeooo:paragraph-rsid="002f3af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c9054" officeooo:paragraph-rsid="002c9054" style:font-weight-asian="bold" style:font-weight-complex="bold"/>
    </style:style>
    <style:style style:name="P9" style:family="paragraph" style:parent-style-name="Standard">
      <style:text-properties style:text-underline-style="solid" style:text-underline-width="auto" style:text-underline-color="font-color" fo:font-weight="normal" officeooo:rsid="000bf9c3" officeooo:paragraph-rsid="000bf9c3" style:font-weight-asian="normal" style:font-weight-complex="normal"/>
    </style:style>
    <style:style style:name="P10" style:family="paragraph" style:parent-style-name="Standard">
      <style:text-properties style:text-underline-style="none" fo:font-weight="normal" officeooo:rsid="00201387" officeooo:paragraph-rsid="00201387" style:font-weight-asian="normal" style:font-weight-complex="normal"/>
    </style:style>
    <style:style style:name="P11" style:family="paragraph" style:parent-style-name="Standard">
      <style:text-properties style:text-underline-style="none" fo:font-weight="normal" officeooo:rsid="00218f7b" officeooo:paragraph-rsid="00218f7b" style:font-weight-asian="normal" style:font-weight-complex="normal"/>
    </style:style>
    <style:style style:name="P12" style:family="paragraph" style:parent-style-name="Standard">
      <style:text-properties style:text-underline-style="none" fo:font-weight="normal" officeooo:rsid="00253f6b" officeooo:paragraph-rsid="00253f6b" style:font-weight-asian="normal" style:font-weight-complex="normal"/>
    </style:style>
    <style:style style:name="P13" style:family="paragraph" style:parent-style-name="Standard">
      <style:text-properties style:text-underline-style="none" fo:font-weight="normal" officeooo:rsid="00290e5b" officeooo:paragraph-rsid="002c9054" style:font-weight-asian="normal" style:font-weight-complex="normal"/>
    </style:style>
    <style:style style:name="P14" style:family="paragraph" style:parent-style-name="Standard">
      <style:text-properties style:text-underline-style="none" fo:font-weight="normal" officeooo:rsid="0027139e" officeooo:paragraph-rsid="0027139e" style:font-weight-asian="normal" style:font-weight-complex="normal"/>
    </style:style>
    <style:style style:name="P15" style:family="paragraph" style:parent-style-name="Standard">
      <style:text-properties style:text-underline-style="none" fo:font-weight="normal" officeooo:rsid="0027139e" officeooo:paragraph-rsid="003654da" style:font-weight-asian="normal" style:font-weight-complex="normal"/>
    </style:style>
    <style:style style:name="P16" style:family="paragraph" style:parent-style-name="Standard">
      <style:text-properties style:text-underline-style="none" fo:font-weight="normal" officeooo:rsid="002c9054" officeooo:paragraph-rsid="002c9054" style:font-weight-asian="normal" style:font-weight-complex="normal"/>
    </style:style>
    <style:style style:name="P17" style:family="paragraph" style:parent-style-name="Standard">
      <style:text-properties style:text-underline-style="none" fo:font-weight="normal" officeooo:rsid="0010301f" officeooo:paragraph-rsid="000bf9c3" style:font-weight-asian="normal" style:font-weight-complex="normal"/>
    </style:style>
    <style:style style:name="P18" style:family="paragraph" style:parent-style-name="Standard">
      <style:text-properties fo:font-size="12pt" fo:font-style="normal" style:text-underline-style="solid" style:text-underline-width="auto" style:text-underline-color="font-color" fo:font-weight="bold" officeooo:rsid="000ac838" officeooo:paragraph-rsid="000ac838" style:font-size-asian="12pt" style:font-style-asian="normal" style:font-weight-asian="bold" style:font-size-complex="12pt" style:font-style-complex="normal" style:font-weight-complex="bold"/>
    </style:style>
    <style:style style:name="P19" style:family="paragraph" style:parent-style-name="Standard" style:list-style-name="L1">
      <style:text-properties style:text-underline-style="none" fo:font-weight="bold" officeooo:rsid="000bf9c3" officeooo:paragraph-rsid="000bf9c3" style:font-weight-asian="bold" style:font-weight-complex="bold"/>
    </style:style>
    <style:style style:name="P20" style:family="paragraph" style:parent-style-name="Standard" style:list-style-name="L1">
      <style:text-properties style:text-underline-style="none" fo:font-weight="bold" officeooo:rsid="00121df2" officeooo:paragraph-rsid="00121df2" style:font-weight-asian="bold" style:font-weight-complex="bold"/>
    </style:style>
    <style:style style:name="P21" style:family="paragraph" style:parent-style-name="Standard" style:list-style-name="L1">
      <style:text-properties style:text-underline-style="none" fo:font-weight="bold" officeooo:rsid="001c23ed" officeooo:paragraph-rsid="001c23ed" style:font-weight-asian="bold" style:font-weight-complex="bold"/>
    </style:style>
    <style:style style:name="P22" style:family="paragraph" style:parent-style-name="Standard" style:list-style-name="L1">
      <style:text-properties style:text-underline-style="none" fo:font-weight="normal" officeooo:rsid="0013d685" officeooo:paragraph-rsid="0013d685" style:font-weight-asian="normal" style:font-weight-complex="normal"/>
    </style:style>
    <style:style style:name="P23" style:family="paragraph" style:parent-style-name="Standard" style:list-style-name="L1">
      <style:text-properties style:text-underline-style="none" fo:font-weight="normal" officeooo:rsid="0015a227" officeooo:paragraph-rsid="0015a227" style:font-weight-asian="normal" style:font-weight-complex="normal"/>
    </style:style>
    <style:style style:name="P24" style:family="paragraph" style:parent-style-name="Standard" style:list-style-name="L1">
      <style:text-properties style:text-underline-style="none" fo:font-weight="normal" officeooo:rsid="001c23ed" officeooo:paragraph-rsid="001c23ed" style:font-weight-asian="normal" style:font-weight-complex="normal"/>
    </style:style>
    <style:style style:name="P25" style:family="paragraph" style:parent-style-name="Standard" style:list-style-name="L1">
      <style:text-properties style:text-underline-style="solid" style:text-underline-width="auto" style:text-underline-color="font-color" fo:font-weight="normal" officeooo:rsid="000bf9c3" officeooo:paragraph-rsid="000bf9c3" style:font-weight-asian="normal" style:font-weight-complex="normal"/>
    </style:style>
    <style:style style:name="P26" style:family="paragraph" style:parent-style-name="Standard" style:list-style-name="L1">
      <style:text-properties style:text-underline-style="solid" style:text-underline-width="auto" style:text-underline-color="font-color" fo:font-weight="normal" officeooo:rsid="001e76f9" officeooo:paragraph-rsid="001e76f9" style:font-weight-asian="normal" style:font-weight-complex="normal"/>
    </style:style>
    <style:style style:name="P27" style:family="paragraph" style:parent-style-name="Standard" style:list-style-name="L1">
      <style:text-properties style:text-underline-style="solid" style:text-underline-width="auto" style:text-underline-color="font-color" fo:font-weight="bold" officeooo:rsid="00121df2" officeooo:paragraph-rsid="0015a3e2" style:font-weight-asian="bold" style:font-weight-complex="bold"/>
    </style:style>
    <style:style style:name="P28" style:family="paragraph" style:parent-style-name="Standard" style:list-style-name="L1">
      <style:text-properties style:text-underline-style="solid" style:text-underline-width="auto" style:text-underline-color="font-color" fo:font-weight="bold" officeooo:rsid="0015a3e2" officeooo:paragraph-rsid="0015a3e2" style:font-weight-asian="bold" style:font-weight-complex="bold"/>
    </style:style>
    <style:style style:name="P29" style:family="paragraph" style:parent-style-name="Standard" style:list-style-name="L1">
      <style:text-properties style:text-underline-style="solid" style:text-underline-width="auto" style:text-underline-color="font-color" fo:font-weight="bold" officeooo:rsid="001c23ed" officeooo:paragraph-rsid="001c23e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c4142" style:font-weight-asian="normal" style:font-weight-complex="normal"/>
    </style:style>
    <style:style style:name="T4" style:family="text">
      <style:text-properties style:text-underline-style="none" fo:font-weight="normal" officeooo:rsid="0013d0e6" style:font-weight-asian="normal" style:font-weight-complex="normal"/>
    </style:style>
    <style:style style:name="T5" style:family="text">
      <style:text-properties style:text-underline-style="none" fo:font-weight="normal" officeooo:rsid="0015a3e2" style:font-weight-asian="normal" style:font-weight-complex="normal"/>
    </style:style>
    <style:style style:name="T6" style:family="text">
      <style:text-properties style:text-underline-style="none" fo:font-weight="normal" officeooo:rsid="00185732" style:font-weight-asian="normal" style:font-weight-complex="normal"/>
    </style:style>
    <style:style style:name="T7" style:family="text">
      <style:text-properties style:text-underline-style="none" fo:font-weight="normal" officeooo:rsid="001a2baa" style:font-weight-asian="normal" style:font-weight-complex="normal"/>
    </style:style>
    <style:style style:name="T8" style:family="text">
      <style:text-properties style:text-underline-style="none" fo:font-weight="normal" officeooo:rsid="001b08fd" style:font-weight-asian="normal" style:font-weight-complex="normal"/>
    </style:style>
    <style:style style:name="T9" style:family="text">
      <style:text-properties style:text-underline-style="none" fo:font-weight="normal" officeooo:rsid="001d0e96" style:font-weight-asian="normal" style:font-weight-complex="normal"/>
    </style:style>
    <style:style style:name="T10" style:family="text">
      <style:text-properties style:text-underline-style="none" fo:font-weight="normal" officeooo:rsid="002d3be1" style:font-weight-asian="normal" style:font-weight-complex="normal"/>
    </style:style>
    <style:style style:name="T11" style:family="text">
      <style:text-properties style:text-underline-style="none" fo:font-weight="normal" officeooo:rsid="00302117" style:font-weight-asian="normal" style:font-weight-complex="normal"/>
    </style:style>
    <style:style style:name="T12" style:family="text">
      <style:text-properties style:text-underline-style="none" fo:font-weight="normal" officeooo:rsid="003869ae" style:font-weight-asian="normal" style:font-weight-complex="normal"/>
    </style:style>
    <style:style style:name="T13" style:family="text">
      <style:text-properties style:text-underline-style="none" officeooo:rsid="000da4b5"/>
    </style:style>
    <style:style style:name="T14" style:family="text">
      <style:text-properties style:text-underline-style="none" officeooo:rsid="001a2baa"/>
    </style:style>
    <style:style style:name="T15" style:family="text">
      <style:text-properties officeooo:rsid="000da4b5"/>
    </style:style>
    <style:style style:name="T16" style:family="text">
      <style:text-properties officeooo:rsid="001b08fd"/>
    </style:style>
    <style:style style:name="T17" style:family="text">
      <style:text-properties officeooo:rsid="00226306"/>
    </style:style>
    <style:style style:name="T18" style:family="text">
      <style:text-properties officeooo:rsid="002459c5"/>
    </style:style>
    <style:style style:name="T19" style:family="text">
      <style:text-properties officeooo:rsid="002afac3"/>
    </style:style>
    <style:style style:name="T20" style:family="text">
      <style:text-properties officeooo:rsid="0031a769"/>
    </style:style>
    <style:style style:name="T21" style:family="text">
      <style:text-properties officeooo:rsid="00320302"/>
    </style:style>
    <style:style style:name="T22" style:family="text">
      <style:text-properties officeooo:rsid="00350308"/>
    </style:style>
    <style:style style:name="T23" style:family="text">
      <style:text-properties officeooo:rsid="00381605"/>
    </style:style>
    <style:style style:name="T24" style:family="text">
      <style:text-properties officeooo:rsid="003869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Treatment Weltraumshooter „Shoot n' Shild“</text:p>
      <text:p text:style-name="P1"/>
      <text:p text:style-name="P18">Game Concept:</text:p>
      <text:p text:style-name="P1"/>
      <text:p text:style-name="P1"><text:span text:style-name="T2">Shoot n' Shild ist ein 2D Scroller Shooter, in dem der Spieler mit verschiedenen Waffen, Gadgets und Schilden versucht, möglichst viele auf ihn zukommende Gegnerhorden, </text:span><text:span text:style-name="T3">Hindernisse</text:span><text:span text:style-name="T2"> und Bosse zu zerstören und dadurch einen Highscore zu erzielen.</text:span></text:p>
      <text:p text:style-name="P1"/>
      <text:list xml:id="list5360677759392061131" text:style-name="L1">
        <text:list-item>
          <text:p text:style-name="P19">Feature List:</text:p>
          <text:p text:style-name="P25"><text:span text:style-name="T1">Die Besonderheit des Spiels besteht in den Schilden, die ein Spieler per Maus auf dem Spielfeld platzieren kann</text:span><text:span text:style-name="T13"> </text:span><text:span text:style-name="T14">und eine essentielle Spielmechanik darstellen, um Gegner zu überleben und einen Highscore zu erzielen.</text:span></text:p>
          <text:p text:style-name="P26"><text:span text:style-name="T14">D</text:span><text:span text:style-name="T1">as Zusammenspiel zwischen dem Lenken des Raumschiffes per Tastatur und dem Einsatz der Drohnen und Schilde per Maus macht einen Großteil der Herausforderung des Spieles aus und ist in diesem Spielegenre sehr ungewöhnlich.</text:span></text:p>
          <text:p text:style-name="P25"/>
        </text:list-item>
        <text:list-item>
          <text:p text:style-name="P20"><text:span text:style-name="T15">R</text:span>egeln und Mechaniken:</text:p>
          <text:p text:style-name="P27"><text:span text:style-name="T2">Der Spieler befie</text:span><text:span text:style-name="T4">h</text:span><text:span text:style-name="T2">lt ein Raumschiff, </text:span><text:span text:style-name="T5">das auf dem Spielfeld immer in eine Richtung weiterbewegt wird. Im Lauf des Spieles kommen verschiedene Hindernisse, Gegnerhorden und Gegnerbosse auf den Spieler zu, die es zu zerstören gilt. Das Raumschiff des Spielers </text:span><text:span text:style-name="T6">bietet</text:span><text:span text:style-name="T5"> dafür </text:span><text:span text:style-name="T2">vier verschiedene Handlungsmöglichkeiten:</text:span></text:p>
          <text:p text:style-name="P22">das Raumschiff kann bewegt werden, um Gegnern, Geschossen und Hindernissen auszuweichen, sich zum Angriff oder Verteidigung günstig zu positionieren oder um Upgrades aufzusammeln</text:p>
          <text:p text:style-name="P23">das Raumschiff kann schießen, um Gegner zu zerstören. Dies geschieht mit verschiedenen Munitionsarten und Waffen</text:p>
          <text:p text:style-name="P23"><text:span text:style-name="T24">D</text:span>as Raumschiff kann Drohnen aufstellen, die für eine begrenzte Zeit auf dem Spielfeld aktiv bleiben und der Zerstörung von Gegnern oder der Verteidigung des Schiffes dienen.</text:p>
          <text:p text:style-name="P28"><text:span text:style-name="T12">D</text:span><text:span text:style-name="T2">as Raumschiff kann </text:span><text:span text:style-name="T7">begrenzt Schilde auf dem Spielfeld platzieren, </text:span><text:span text:style-name="T8">die Gegner und Geschosse ablenken. Gegner können somit in natürliche Hindernisse, aufgestellte Drohnen oder Geschosse des Spielers gelenkt werden, um sie somit zu zerstören. Weiterhin werden sie benötigt, um starke Angriffe bspw. von Bossen zu überleben</text:span></text:p>
          <text:p text:style-name="P28"/>
        </text:list-item>
        <text:list-item>
          <text:p text:style-name="P21"><text:span text:style-name="T16">S</text:span>tory, Plot und Charaktere:</text:p>
          <text:p text:style-name="P24">Konzentration liegt auf den Spielmechaniken, daher gilt das KISS-Prinzip: Der Spieler hat beim Erstkontakt mit einer Alien-Spezies aus Versehen die Königin beleidigt und muss nun versuchen, die Angriffe der rachelüsternen Untertanen zu überleben.</text:p>
          <text:p text:style-name="P29"/>
        </text:list-item>
        <text:list-item>
          <text:p text:style-name="P21">Struktur:</text:p>
          <text:p text:style-name="P29"><text:span text:style-name="T2">Das Spiel besteht auf vielen linearen Levelns, die stets mit einem Boss-Kampf enden. </text:span><text:span text:style-name="T9">Die </text:span><text:span text:style-name="T2">Implementierung von prozeduralen Endloss-Leveln ist möglich und interessant.</text:span></text:p>
        </text:list-item>
      </text:list>
      <text:p text:style-name="P2"/>
      <text:p text:style-name="P2"/>
      <text:p text:style-name="P3">Look and Feel:</text:p>
      <text:p text:style-name="P4"/>
      <text:p text:style-name="P10">Der Hintergrund bleibt das Weltall und wird durch verschiedene Sternen – und Galaxie-konstellationen dargestellt. Die Umgebung wird dementsprechend gestaltet und besteht aus Meteoriten, Weltraumschrott und schwarzen Löchern...</text:p>
      <text:p text:style-name="P10">Das Raumschiff des Spielers sieht am Anfang klein und schwach aus, entwickelt sich jedoch im Laufe des Spieles durch Upgrades immer weiter um den Fortschritt des Spielers und die Feuerkraft des Raumschiffes zu demonstrieren.</text:p>
      <text:p text:style-name="P11">Die Gegner werden als eine Mischung von mutierten Insekten und Robotern konzipiert, sozusagen <text:soft-page-break/>humanoide Insekten-Cyborg Stämme.</text:p>
      <text:p text:style-name="P11"/>
      <text:p text:style-name="P11">Die Kamera blickt stets von oben auf das Spielgeschehen herab und wird im Laufe des Levels <text:span text:style-name="T17">meist stetig in eine Richtung</text:span> weiterbewegt, um die Gesamtbewegung des Raumschiffes im Level darzustellen. <text:span text:style-name="T18">Die Kameraansicht kann vom Spieler nicht beeinflusst werden.</text:span></text:p>
      <text:p text:style-name="P12">Der Spieler kann per Tastatur und Maus mit dem Spiel interagieren. Die Tastatur wird für die Bewegung des Raumschiffes und das Abfeuern von Geschossen verwendet, die Maus für den Einsatz des Schildes und dem Platzieren von <text:span text:style-name="T20">D</text:span>rohnen.</text:p>
      <text:p text:style-name="P12"/>
      <text:p text:style-name="P5">Technik</text:p>
      <text:p text:style-name="P14"/>
      <text:p text:style-name="P15">Für den Umgang mit OpenGL und Audiohardware wird <text:span text:style-name="T23">LibGDX</text:span> verwendet. Ansonsten wird das gesamte Spiel grundlegend mit einer eigenen Engine entwickelt.</text:p>
      <text:p text:style-name="P13">Für die Darstellung werden einfache Texturen und Sprites für die Animation verwendet. Physics werden grundlegend implementiert. Bei der Kollisionsbehandlung wird das „Paper-through-bullet“ Problem durch eine „speculative contact“-Implementierung gelöst. <text:span text:style-name="T19">Aufgrund einer möglicherweise sehr hohen Anzahl von Objekten auf dem Spielfeld wird hier außerdem ein Quadtree verwendet, um eine effiziente Kollisionserkennung zu ermöglichen.</text:span></text:p>
      <text:p text:style-name="P13"/>
      <text:p text:style-name="P8">Geschäftsmodell</text:p>
      <text:p text:style-name="P13"><text:s/></text:p>
      <text:p text:style-name="P16">Das Projekt sollte innerhalb von 2 Monaten für Tests verfügbar sein. Die Testphase wird mindestens weitere 2 Monate in Anspruch nehmen. Die Kosten kommen durch die Erhaltung der essentiellen Lebensfunktionen des Programmierers zustande und belaufen sich daher auf ein Minimum.</text:p>
      <text:p text:style-name="P16">Das Spiel wird für Windows entworfen, kann jedoch, aufgrund der Nutzung von Java als Programmiersprache möglicherweise auf weitere <text:span text:style-name="T21">Betriebssysteme</text:span> portiert werden. Eine Portierung auf Konsolen oder Smartphones ist aufgrund der Spielmechaniken nicht sinnvoll.</text:p>
      <text:p text:style-name="P6"><text:span text:style-name="T2">Die Engine kann für weitere Spiele dieses Genres weiterverwendet werden. Eine Erweiterung der Texturen und Spezialeffekte </text:span><text:span text:style-name="T10">und die Erstellung neuer Levels ermöglicht eine einfache Entwicklung von Fortsetzungstiteln.</text:span></text:p>
      <text:p text:style-name="P7"><text:span text:style-name="T10">D</text:span><text:span text:style-name="T2">ie Zielgruppe wendet sich an Hardcore-Spieler und Spieler, die eine herausfordernde Beschäftigung für Zwischendurch suchen und sich für aktualisierte Retro-Games begeistern. Aufgrund des Booms der Indieszene und der einfachen Entwicklung eines 2D-Scroller-Shooters sieht die Konkurrenzsituation am Markt daher sehr schlecht aus.</text:span></text:p>
      <text:p text:style-name="P7"><text:span text:style-name="T2">Voraussetzungen: </text:span><text:span text:style-name="T11">für eine erfolgreiche Implementierung</text:span><text:span text:style-name="T2"> Der Programmierer bricht nicht gelangweilt ab.</text:span></text:p>
      <text:p text:style-name="P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18:46:09.482000000</meta:creation-date>
    <dc:date>2015-03-04T15:19:28.404000000</dc:date>
    <meta:editing-duration>PT1H17M57S</meta:editing-duration>
    <meta:editing-cycles>40</meta:editing-cycles>
    <meta:generator>LibreOffice/4.2.6.3$Windows_x86 LibreOffice_project/3fd416d4c6db7d3204c17ce57a1d70f6e531ee21</meta:generator>
    <meta:document-statistic meta:table-count="0" meta:image-count="0" meta:object-count="0" meta:page-count="2" meta:paragraph-count="35" meta:word-count="722" meta:character-count="5192" meta:non-whitespace-character-count="4515"/>
  </office:meta>
</office:document-meta>
</file>